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3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Ubuntu" fo:font-size="12pt" style:font-size-asian="12pt" style:font-size-complex="12pt"/>
    </style:style>
    <style:style style:name="ce2" style:family="table-cell" style:parent-style-name="Default">
      <style:text-properties style:text-outline="false" style:text-line-through-style="none" style:text-line-through-type="none" style:font-name="Ubuntu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2">
      <style:text-properties style:font-name="Ubuntu" fo:font-size="12pt" style:font-size-asian="12pt" style:font-size-complex="12pt"/>
    </style:style>
    <style:style style:name="ce4" style:family="table-cell" style:parent-style-name="Default">
      <style:table-cell-properties fo:wrap-option="wrap"/>
      <style:text-properties style:font-name="Ubuntu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peedups" table:style-name="ta1">
        <table:table-column table:style-name="co1" table:default-cell-style-name="ce1"/>
        <table:table-column table:style-name="co2" table:number-columns-repeated="4" table:default-cell-style-name="ce1"/>
        <table:table-row table:style-name="ro1">
          <table:table-cell office:value-type="string" calcext:value-type="string">
            <text:p>O2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my_dgesv seq</text:p>
          </table:table-cell>
          <table:table-cell table:style-name="ce2" office:value-type="string" calcext:value-type="string">
            <text:p>my_dgesv omp</text:p>
          </table:table-cell>
          <table:table-cell table:style-name="ce4" office:value-type="string" calcext:value-type="string">
            <text:p>my_dgesv omp+vector</text:p>
          </table:table-cell>
          <table:table-cell table:style-name="ce2" office:value-type="string" calcext:value-type="string">
            <text:p>LAPACKE_dges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09.53" calcext:value-type="float">
            <text:p>2709,53</text:p>
          </table:table-cell>
          <table:table-cell office:value-type="float" office:value="2909.03" calcext:value-type="float">
            <text:p>2909,03</text:p>
          </table:table-cell>
          <table:table-cell office:value-type="float" office:value="2758.76" calcext:value-type="float">
            <text:p>2758,76</text:p>
          </table:table-cell>
          <table:table-cell office:value-type="float" office:value="33.99" calcext:value-type="float">
            <text:p>33,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09.53" calcext:value-type="float">
            <text:p>2709,53</text:p>
          </table:table-cell>
          <table:table-cell office:value-type="float" office:value="1774.77" calcext:value-type="float">
            <text:p>1774,77</text:p>
          </table:table-cell>
          <table:table-cell office:value-type="float" office:value="1672.64" calcext:value-type="float">
            <text:p>1672,64</text:p>
          </table:table-cell>
          <table:table-cell office:value-type="float" office:value="17.97" calcext:value-type="float">
            <text:p>17,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09.53" calcext:value-type="float">
            <text:p>2709,53</text:p>
          </table:table-cell>
          <table:table-cell office:value-type="float" office:value="864.8" calcext:value-type="float">
            <text:p>864,8</text:p>
          </table:table-cell>
          <table:table-cell office:value-type="float" office:value="827.56" calcext:value-type="float">
            <text:p>827,56</text:p>
          </table:table-cell>
          <table:table-cell office:value-type="float" office:value="9.39" calcext:value-type="float">
            <text:p>9,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09.53" calcext:value-type="float">
            <text:p>2709,53</text:p>
          </table:table-cell>
          <table:table-cell office:value-type="float" office:value="458.08" calcext:value-type="float">
            <text:p>458,08</text:p>
          </table:table-cell>
          <table:table-cell office:value-type="float" office:value="431.3" calcext:value-type="float">
            <text:p>431,3</text:p>
          </table:table-cell>
          <table:table-cell office:value-type="float" office:value="5.43" calcext:value-type="float">
            <text:p>5,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09.53" calcext:value-type="float">
            <text:p>2709,53</text:p>
          </table:table-cell>
          <table:table-cell office:value-type="float" office:value="262.92" calcext:value-type="float">
            <text:p>262,92</text:p>
          </table:table-cell>
          <table:table-cell office:value-type="float" office:value="253.83" calcext:value-type="float">
            <text:p>253,83</text:p>
          </table:table-cell>
          <table:table-cell office:value-type="float" office:value="3.22" calcext:value-type="float">
            <text:p>3,22</text:p>
          </table:table-cell>
        </table:table-row>
        <table:table-row table:style-name="ro1">
          <table:table-cell office:value-type="string" calcext:value-type="string">
            <text:p>speedup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table:formula="of:=[.$B3]/[.B3]" office:value-type="float" office:value="1" calcext:value-type="float">
            <text:p>1,00</text:p>
          </table:table-cell>
          <table:table-cell table:style-name="ce3" table:formula="of:=[.$B3]/[.C3]" office:value-type="float" office:value="0.931420439115444" calcext:value-type="float">
            <text:p>0,93</text:p>
          </table:table-cell>
          <table:table-cell table:style-name="ce3" table:formula="of:=[.$B3]/[.D3]" office:value-type="float" office:value="0.982155026171178" calcext:value-type="float">
            <text:p>0,98</text:p>
          </table:table-cell>
          <table:table-cell table:style-name="ce3" table:formula="of:=[.$B3]/[.E3]" office:value-type="float" office:value="79.7155045601648" calcext:value-type="float">
            <text:p>79,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table:formula="of:=[.$B4]/[.B4]" office:value-type="float" office:value="1" calcext:value-type="float">
            <text:p>1,00</text:p>
          </table:table-cell>
          <table:table-cell table:style-name="ce3" table:formula="of:=[.$B4]/[.C4]" office:value-type="float" office:value="1.52669359973405" calcext:value-type="float">
            <text:p>1,53</text:p>
          </table:table-cell>
          <table:table-cell table:style-name="ce3" table:formula="of:=[.$B4]/[.D4]" office:value-type="float" office:value="1.61991223455137" calcext:value-type="float">
            <text:p>1,62</text:p>
          </table:table-cell>
          <table:table-cell table:style-name="ce3" table:formula="of:=[.$B4]/[.E4]" office:value-type="float" office:value="150.780745687257" calcext:value-type="float">
            <text:p>150,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table:formula="of:=[.$B5]/[.B5]" office:value-type="float" office:value="1" calcext:value-type="float">
            <text:p>1,00</text:p>
          </table:table-cell>
          <table:table-cell table:style-name="ce3" table:formula="of:=[.$B5]/[.C5]" office:value-type="float" office:value="3.13312904717854" calcext:value-type="float">
            <text:p>3,13</text:p>
          </table:table-cell>
          <table:table-cell table:style-name="ce3" table:formula="of:=[.$B5]/[.D5]" office:value-type="float" office:value="3.27411909710474" calcext:value-type="float">
            <text:p>3,27</text:p>
          </table:table-cell>
          <table:table-cell table:style-name="ce3" table:formula="of:=[.$B5]/[.E5]" office:value-type="float" office:value="288.554845580405" calcext:value-type="float">
            <text:p>288,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table:formula="of:=[.$B6]/[.B6]" office:value-type="float" office:value="1" calcext:value-type="float">
            <text:p>1,00</text:p>
          </table:table-cell>
          <table:table-cell table:style-name="ce3" table:formula="of:=[.$B6]/[.C6]" office:value-type="float" office:value="5.91497118407265" calcext:value-type="float">
            <text:p>5,91</text:p>
          </table:table-cell>
          <table:table-cell table:style-name="ce3" table:formula="of:=[.$B6]/[.D6]" office:value-type="float" office:value="6.28223974031996" calcext:value-type="float">
            <text:p>6,28</text:p>
          </table:table-cell>
          <table:table-cell table:style-name="ce3" table:formula="of:=[.$B6]/[.E6]" office:value-type="float" office:value="498.992633517495" calcext:value-type="float">
            <text:p>498,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table:formula="of:=[.$B7]/[.B7]" office:value-type="float" office:value="1" calcext:value-type="float">
            <text:p>1,00</text:p>
          </table:table-cell>
          <table:table-cell table:style-name="ce3" table:formula="of:=[.$B7]/[.C7]" office:value-type="float" office:value="10.3055301993002" calcext:value-type="float">
            <text:p>10,31</text:p>
          </table:table-cell>
          <table:table-cell table:style-name="ce3" table:formula="of:=[.$B7]/[.D7]" office:value-type="float" office:value="10.6745853524012" calcext:value-type="float">
            <text:p>10,67</text:p>
          </table:table-cell>
          <table:table-cell table:style-name="ce3" table:formula="of:=[.$B7]/[.E7]" office:value-type="float" office:value="841.468944099379" calcext:value-type="float">
            <text:p>841,4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3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my_dgesv seq</text:p>
          </table:table-cell>
          <table:table-cell table:style-name="ce2" office:value-type="string" calcext:value-type="string">
            <text:p>my_dgesv omp</text:p>
          </table:table-cell>
          <table:table-cell table:style-name="ce4" office:value-type="string" calcext:value-type="string">
            <text:p>my_dgesv omp+vector</text:p>
          </table:table-cell>
          <table:table-cell table:style-name="ce2" office:value-type="string" calcext:value-type="string">
            <text:p>LAPACKE_dges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09.53" calcext:value-type="float">
            <text:p>2709,53</text:p>
          </table:table-cell>
          <table:table-cell office:value-type="float" office:value="2895.54" calcext:value-type="float">
            <text:p>2895,54</text:p>
          </table:table-cell>
          <table:table-cell office:value-type="float" office:value="2773.93" calcext:value-type="float">
            <text:p>2773,93</text:p>
          </table:table-cell>
          <table:table-cell office:value-type="float" office:value="33.99" calcext:value-type="float">
            <text:p>33,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09.53" calcext:value-type="float">
            <text:p>2709,53</text:p>
          </table:table-cell>
          <table:table-cell office:value-type="float" office:value="1800.29" calcext:value-type="float">
            <text:p>1800,29</text:p>
          </table:table-cell>
          <table:table-cell office:value-type="float" office:value="1706.97" calcext:value-type="float">
            <text:p>1706,97</text:p>
          </table:table-cell>
          <table:table-cell office:value-type="float" office:value="17.97" calcext:value-type="float">
            <text:p>17,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09.53" calcext:value-type="float">
            <text:p>2709,53</text:p>
          </table:table-cell>
          <table:table-cell office:value-type="float" office:value="866.9" calcext:value-type="float">
            <text:p>866,9</text:p>
          </table:table-cell>
          <table:table-cell office:value-type="float" office:value="831.53" calcext:value-type="float">
            <text:p>831,53</text:p>
          </table:table-cell>
          <table:table-cell office:value-type="float" office:value="9.39" calcext:value-type="float">
            <text:p>9,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09.53" calcext:value-type="float">
            <text:p>2709,53</text:p>
          </table:table-cell>
          <table:table-cell office:value-type="float" office:value="456.99" calcext:value-type="float">
            <text:p>456,99</text:p>
          </table:table-cell>
          <table:table-cell office:value-type="float" office:value="432.73" calcext:value-type="float">
            <text:p>432,73</text:p>
          </table:table-cell>
          <table:table-cell office:value-type="float" office:value="5.43" calcext:value-type="float">
            <text:p>5,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09.53" calcext:value-type="float">
            <text:p>2709,53</text:p>
          </table:table-cell>
          <table:table-cell office:value-type="float" office:value="266.29" calcext:value-type="float">
            <text:p>266,29</text:p>
          </table:table-cell>
          <table:table-cell office:value-type="float" office:value="252.87" calcext:value-type="float">
            <text:p>252,87</text:p>
          </table:table-cell>
          <table:table-cell office:value-type="float" office:value="3.22" calcext:value-type="float">
            <text:p>3,22</text:p>
          </table:table-cell>
        </table:table-row>
        <table:table-row table:style-name="ro1">
          <table:table-cell office:value-type="string" calcext:value-type="string">
            <text:p>speedup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table:formula="of:=[.$B17]/[.B17]" office:value-type="float" office:value="1" calcext:value-type="float">
            <text:p>1,00</text:p>
          </table:table-cell>
          <table:table-cell table:style-name="ce3" table:formula="of:=[.$B17]/[.C17]" office:value-type="float" office:value="0.935759823728907" calcext:value-type="float">
            <text:p>0,94</text:p>
          </table:table-cell>
          <table:table-cell table:style-name="ce3" table:formula="of:=[.$B17]/[.D17]" office:value-type="float" office:value="0.976783840976521" calcext:value-type="float">
            <text:p>0,98</text:p>
          </table:table-cell>
          <table:table-cell table:style-name="ce3" table:formula="of:=[.$B17]/[.E17]" office:value-type="float" office:value="79.7155045601648" calcext:value-type="float">
            <text:p>79,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table:formula="of:=[.$B18]/[.B18]" office:value-type="float" office:value="1" calcext:value-type="float">
            <text:p>1,00</text:p>
          </table:table-cell>
          <table:table-cell table:style-name="ce3" table:formula="of:=[.$B18]/[.C18]" office:value-type="float" office:value="1.50505196385027" calcext:value-type="float">
            <text:p>1,51</text:p>
          </table:table-cell>
          <table:table-cell table:style-name="ce3" table:formula="of:=[.$B18]/[.D18]" office:value-type="float" office:value="1.58733311071665" calcext:value-type="float">
            <text:p>1,59</text:p>
          </table:table-cell>
          <table:table-cell table:style-name="ce3" table:formula="of:=[.$B18]/[.E18]" office:value-type="float" office:value="150.780745687257" calcext:value-type="float">
            <text:p>150,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table:formula="of:=[.$B19]/[.B19]" office:value-type="float" office:value="1" calcext:value-type="float">
            <text:p>1,00</text:p>
          </table:table-cell>
          <table:table-cell table:style-name="ce3" table:formula="of:=[.$B19]/[.C19]" office:value-type="float" office:value="3.12553927788672" calcext:value-type="float">
            <text:p>3,13</text:p>
          </table:table-cell>
          <table:table-cell table:style-name="ce3" table:formula="of:=[.$B19]/[.D19]" office:value-type="float" office:value="3.25848736666146" calcext:value-type="float">
            <text:p>3,26</text:p>
          </table:table-cell>
          <table:table-cell table:style-name="ce3" table:formula="of:=[.$B19]/[.E19]" office:value-type="float" office:value="288.554845580405" calcext:value-type="float">
            <text:p>288,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table:formula="of:=[.$B20]/[.B20]" office:value-type="float" office:value="1" calcext:value-type="float">
            <text:p>1,00</text:p>
          </table:table-cell>
          <table:table-cell table:style-name="ce3" table:formula="of:=[.$B20]/[.C20]" office:value-type="float" office:value="5.92907941092803" calcext:value-type="float">
            <text:p>5,93</text:p>
          </table:table-cell>
          <table:table-cell table:style-name="ce3" table:formula="of:=[.$B20]/[.D20]" office:value-type="float" office:value="6.26147944445728" calcext:value-type="float">
            <text:p>6,26</text:p>
          </table:table-cell>
          <table:table-cell table:style-name="ce3" table:formula="of:=[.$B20]/[.E20]" office:value-type="float" office:value="498.992633517495" calcext:value-type="float">
            <text:p>498,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table:formula="of:=[.$B21]/[.B21]" office:value-type="float" office:value="1" calcext:value-type="float">
            <text:p>1,00</text:p>
          </table:table-cell>
          <table:table-cell table:style-name="ce3" table:formula="of:=[.$B21]/[.C21]" office:value-type="float" office:value="10.1751098426527" calcext:value-type="float">
            <text:p>10,18</text:p>
          </table:table-cell>
          <table:table-cell table:style-name="ce3" table:formula="of:=[.$B21]/[.D21]" office:value-type="float" office:value="10.7151105311029" calcext:value-type="float">
            <text:p>10,72</text:p>
          </table:table-cell>
          <table:table-cell table:style-name="ce3" table:formula="of:=[.$B21]/[.E21]" office:value-type="float" office:value="841.468944099379" calcext:value-type="float">
            <text:p>841,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4T14:36:45.807871000</meta:creation-date>
    <dc:date>2021-11-04T14:46:40.256373846</dc:date>
    <meta:editing-duration>PT9M54S</meta:editing-duration>
    <meta:editing-cycles>2</meta:editing-cycles>
    <meta:generator>LibreOffice/7.2.2.2$Linux_X86_64 LibreOffice_project/20$Build-2</meta:generator>
    <meta:document-statistic meta:table-count="1" meta:cell-count="112" meta:object-count="0"/>
  </office:meta>
</office:document-meta>
</file>